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Roboto" svg:font-family="Roboto" style:font-pitch="variable"/>
    <style:font-face style:name="hh sans" svg:font-family="'hh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694a9"/>
    </style:style>
    <style:style style:name="P2" style:family="paragraph" style:parent-style-name="Heading_20_2">
      <style:paragraph-properties fo:margin-left="0cm" fo:margin-right="0cm" fo:margin-top="0cm" fo:margin-bottom="0.132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4pt" fo:letter-spacing="normal" fo:font-style="normal" fo:font-weight="bold" officeooo:rsid="00163125" officeooo:paragraph-rsid="00163125" style:font-size-asian="14pt" style:font-style-asian="normal" style:font-weight-asian="bold" style:font-name-complex="Arial" style:font-weight-complex="bold"/>
    </style:style>
    <style:style style:name="P3" style:family="paragraph" style:parent-style-name="Heading_20_2">
      <style:paragraph-properties fo:margin-top="0cm" fo:margin-bottom="0.132cm" style:contextual-spacing="false" fo:text-align="start" style:justify-single-word="false" fo:orphans="2" fo:widows="2" style:writing-mode="lr-tb"/>
      <style:text-properties fo:font-variant="normal" fo:text-transform="none" fo:color="#000000" loext:opacity="100%" style:font-name="Arial" fo:font-size="12pt" fo:letter-spacing="normal" fo:font-style="normal" fo:font-weight="bold" style:font-size-asian="12pt" style:font-style-asian="normal" style:font-weight-asian="bold" style:font-name-complex="Arial" style:font-size-complex="12pt" style:font-weight-complex="bold"/>
    </style:style>
    <style:style style:name="P4" style:family="paragraph" style:parent-style-name="Heading_20_2">
      <style:paragraph-properties fo:margin-top="0cm" fo:margin-bottom="0.132cm" style:contextual-spacing="false" fo:text-align="start" style:justify-single-word="false" fo:orphans="2" fo:widows="2" style:writing-mode="lr-tb"/>
    </style:style>
    <style:style style:name="P5" style:family="paragraph" style:parent-style-name="Heading_20_3">
      <style:paragraph-properties fo:margin-top="0.132cm" fo:margin-bottom="0.132cm" style:contextual-spacing="false" fo:text-align="start" style:justify-single-word="false" fo:orphans="2" fo:widows="2" style:writing-mode="lr-tb"/>
    </style:style>
    <style:style style:name="P6" style:family="paragraph" style:parent-style-name="Heading_20_4">
      <style:paragraph-properties fo:margin-top="0cm" fo:margin-bottom="0.132cm" style:contextual-spacing="false" fo:text-align="start" style:justify-single-word="false" fo:orphans="2" fo:widows="2" style:writing-mode="lr-tb"/>
      <style:text-properties officeooo:paragraph-rsid="00163125"/>
    </style:style>
    <style:style style:name="P7" style:family="paragraph" style:parent-style-name="Heading_20_4">
      <style:paragraph-properties fo:margin-top="0cm" fo:margin-bottom="0.132cm" style:contextual-spacing="false" fo:text-align="start" style:justify-single-word="false" fo:orphans="2" fo:widows="2" style:writing-mode="lr-tb"/>
      <style:text-properties fo:font-weight="normal" officeooo:paragraph-rsid="001631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163125" style:font-size-asian="12pt" style:font-style-asian="normal" style:font-weight-asian="normal" style:font-name-complex="Arial" style:font-size-complex="12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 style:writing-mode="lr-tb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name-complex="Arial" style:font-style-complex="normal"/>
    </style:style>
    <style:style style:name="P10" style:family="paragraph" style:parent-style-name="Text_20_body">
      <style:paragraph-properties fo:margin-top="0cm" fo:margin-bottom="0.25cm" style:contextual-spacing="false" fo:text-align="start" style:justify-single-word="false" fo:orphans="2" fo:widows="2" style:writing-mode="lr-tb"/>
      <style:text-properties fo:font-variant="normal" fo:text-transform="none" fo:color="#000000" loext:opacity="100%" style:font-name="Arial" fo:font-size="12pt" fo:letter-spacing="normal" fo:language="ru" fo:country="RU" fo:font-style="normal" fo:font-weight="normal" style:letter-kerning="true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 style:writing-mode="lr-tb"/>
      <style:text-properties fo:font-variant="normal" fo:text-transform="none" fo:color="#000000" loext:opacity="100%" style:font-name="Arial" fo:font-size="12pt" fo:letter-spacing="normal" fo:font-style="italic" fo:font-weight="normal" style:font-size-asian="12pt" style:font-style-asian="italic" style:font-weight-asian="normal" style:font-name-complex="Arial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 style:writing-mode="lr-tb"/>
      <style:text-properties fo:font-variant="normal" fo:text-transform="none" fo:color="#000000" loext:opacity="100%" style:font-name="Arial" fo:font-size="14pt" fo:letter-spacing="normal" fo:font-style="normal" fo:font-weight="bold" style:font-size-asian="14pt" style:font-style-asian="normal" style:font-weight-asian="bold" style:font-name-complex="Arial" style:font-size-complex="14pt" style:font-weight-complex="bold"/>
    </style:style>
    <style:style style:name="P13" style:family="paragraph" style:parent-style-name="Text_20_body">
      <style:paragraph-properties fo:margin-top="0cm" fo:margin-bottom="0.132cm" style:contextual-spacing="false" fo:text-align="start" style:justify-single-word="false" fo:orphans="2" fo:widows="2" style:writing-mode="lr-tb"/>
    </style:style>
    <style:style style:name="P14" style:family="paragraph" style:parent-style-name="Text_20_body">
      <style:paragraph-properties fo:margin-top="0cm" fo:margin-bottom="0.132cm" style:contextual-spacing="false" fo:text-align="start" style:justify-single-word="false" fo:orphans="2" fo:widows="2" style:writing-mode="lr-tb"/>
      <style:text-properties officeooo:paragraph-rsid="00163125"/>
    </style:style>
    <style:style style:name="P15" style:family="paragraph" style:parent-style-name="Text_20_body">
      <style:paragraph-properties fo:margin-top="0cm" fo:margin-bottom="0.132cm" style:contextual-spacing="false" fo:text-align="start" style:justify-single-word="false" fo:orphans="2" fo:widows="2" style:writing-mode="lr-tb"/>
      <style:text-properties officeooo:paragraph-rsid="001694a9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tyle-asian="normal" style:font-weight-asian="bold" style:font-name-complex="Arial" style:font-size-complex="12pt" style:font-weight-complex="bold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bold" officeooo:rsid="00163125" style:font-size-asian="12pt" style:font-style-asian="normal" style:font-weight-asian="bold" style:font-name-complex="Arial" style:font-size-complex="12pt" style:font-weight-complex="bold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94a9" style:font-size-asian="12pt" style:font-style-asian="normal" style:font-weight-asian="normal" style:font-name-complex="Arial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3125" style:font-size-asian="12pt" style:font-style-asian="normal" style:font-weight-asian="normal" style:font-name-complex="Ari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94a9" style:font-size-asian="12pt" style:font-style-asian="normal" style:font-weight-asian="normal" style:font-name-complex="Ari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1694a9" style:font-size-asian="12pt" style:font-style-asian="normal" style:font-weight-asian="normal" style:font-name-complex="Arial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style:font-size-asian="12pt" style:font-style-asian="normal" style:font-name-complex="Arial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officeooo:rsid="00163125" style:font-size-asian="12pt" style:font-style-asian="normal" style:font-name-complex="Arial" style:font-size-complex="12pt"/>
    </style:style>
    <style:style style:name="T11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694a9" style:letter-kerning="true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T12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style:letter-kerning="true" fo:background-color="#ffffff" loext:char-shading-value="0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 loext:padding="0cm" loext:border="none"/>
    </style:style>
    <style:style style:name="T13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694a9" style:letter-kerning="true" fo:background-color="#ffffff" loext:char-shading-value="0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 loext:padding="0cm" loext:border="none"/>
    </style:style>
    <style:style style:name="T14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officeooo:rsid="00163125" style:letter-kerning="true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officeooo:rsid="001694a9" style:letter-kerning="true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T17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officeooo:rsid="001694a9" style:letter-kerning="true" fo:background-color="#ffffff" loext:char-shading-value="0" style:font-name-asian="Noto Serif CJK SC" style:font-size-asian="12pt" style:language-asian="zh" style:country-asian="CN" style:font-style-asian="normal" style:font-weight-asian="normal" style:font-name-complex="Arial" style:font-size-complex="12pt" style:language-complex="hi" style:country-complex="IN" loext:padding="0cm" loext:border="none"/>
    </style:style>
    <style:style style:name="T18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bold" officeooo:rsid="00163125" style:letter-kerning="true" style:font-name-asian="Noto Serif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bold" style:letter-kerning="true" style:font-name-asian="Noto Serif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weight-complex="bold"/>
    </style:style>
    <style:style style:name="T20" style:family="text">
      <style:text-properties fo:font-variant="normal" fo:text-transform="none" fo:color="#000000" loext:opacity="100%" style:font-name="Arial" fo:font-size="14pt" fo:letter-spacing="normal" fo:font-style="normal" fo:font-weight="bold" style:font-size-asian="14pt" style:font-style-asian="normal" style:font-weight-asian="bold" style:font-name-complex="Arial" style:font-size-complex="14pt" style:font-weight-complex="bold"/>
    </style:style>
    <style:style style:name="T21" style:family="text">
      <style:text-properties fo:font-variant="normal" fo:text-transform="none" fo:color="#000000" loext:opacity="100%" style:font-name="Arial" fo:font-size="14pt" fo:letter-spacing="normal" fo:font-style="normal" fo:font-weight="bold" officeooo:rsid="00163125" style:font-size-asian="14pt" style:font-style-asian="normal" style:font-weight-asian="bold" style:font-name-complex="Arial" style:font-size-complex="14pt" style:font-weight-complex="bold"/>
    </style:style>
    <style:style style:name="T22" style:family="text">
      <style:text-properties fo:font-variant="normal" fo:text-transform="none" fo:color="#000000" loext:opacity="100%" style:font-name="Arial" fo:font-size="16pt" fo:letter-spacing="normal" fo:font-style="normal" fo:font-weight="bold" style:font-size-asian="16pt" style:font-style-asian="normal" style:font-weight-asian="bold" style:font-name-complex="Arial" style:font-size-complex="16pt" style:font-weight-complex="bold"/>
    </style:style>
    <style:style style:name="T23" style:family="text">
      <style:text-properties fo:font-variant="normal" fo:text-transform="none" fo:color="#2a3137" loext:opacity="100%" style:font-name="hh sans" fo:font-size="10.5pt" fo:letter-spacing="normal" fo:font-style="normal" style:text-underline-style="none" fo:font-weight="normal" officeooo:rsid="001694a9" fo:background-color="#ffffff" loext:char-shading-value="0" style:font-size-asian="12pt" style:font-style-asian="normal" style:font-weight-asian="normal" style:font-name-complex="Arial" style:font-size-complex="12pt" loext:padding="0cm" loext:border="none"/>
    </style:style>
    <style:style style:name="T24" style:family="text">
      <style:text-properties fo:color="#000000" loext:opacity="100%" fo:font-size="12pt" style:text-underline-style="none" style:font-size-asian="12pt" style:font-size-complex="12pt"/>
    </style:style>
    <style:style style:name="T25" style:family="text">
      <style:text-properties fo:color="#000000" loext:opacity="100%" fo:font-size="12pt" fo:language="ru" fo:country="RU" style:text-underline-style="none" fo:font-weight="normal" officeooo:rsid="00163125" style:letter-kerning="true" style:font-name-asian="Noto Serif CJK SC" style:font-size-asian="12pt" style:language-asian="zh" style:country-asian="CN" style:font-weight-asian="normal" style:font-size-complex="12pt" style:language-complex="hi" style:country-complex="IN"/>
    </style:style>
    <style:style style:name="T26" style:family="text">
      <style:text-properties fo:color="#000000" loext:opacity="100%" fo:font-size="12pt" fo:language="ru" fo:country="RU" style:text-underline-style="none" fo:font-weight="normal" style:letter-kerning="true" style:font-name-asian="Noto Serif CJK SC" style:font-size-asian="12pt" style:language-asian="zh" style:country-asian="CN" style:font-weight-asian="normal" style:font-size-complex="12pt" style:language-complex="hi" style:country-complex="IN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language="ru" fo:country="RU" style:letter-kerning="true" style:font-name-asian="Noto Serif CJK SC" style:language-asian="zh" style:country-asian="CN" style:font-size-complex="12pt" style:language-complex="hi" style:country-complex="IN" style:font-style-complex="normal" style:font-weight-complex="normal"/>
    </style:style>
    <style:style style:name="T29" style:family="text">
      <style:text-properties fo:language="ru" fo:country="RU" style:letter-kerning="true" style:font-name-asian="Noto Serif CJK SC" style:language-asian="zh" style:country-asian="CN" style:font-size-complex="12pt" style:language-complex="hi" style:country-complex="IN" style:font-weight-complex="normal"/>
    </style:style>
    <style:style style:name="T30" style:family="text">
      <style:text-properties style:text-underline-style="none" officeooo:rsid="001694a9"/>
    </style:style>
    <style:style style:name="T31" style:family="text">
      <style:text-properties officeooo:rsid="00163125"/>
    </style:style>
    <style:style style:name="T32" style:family="text">
      <style:text-properties officeooo:rsid="001694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22">Иван Гаевский</text:span></text:h>
      <text:h text:style-name="P4" text:outline-level="2" text:is-list-header="true"><text:span text:style-name="T20">Ruby on Rails </text:span><text:span text:style-name="T21">backend developer</text:span></text:h>
      <text:p text:style-name="P8"><text:span text:style-name="Internet_20_link"><text:span text:style-name="T14">Batumi, Georgia</text:span></text:span></text:p>
      <text:p text:style-name="P12">Stack:</text:p>
      <text:p text:style-name="P9"><text:span text:style-name="T29">Ruby, Ruby on Rails, JavaScript, SQL, PostgreSQL, Sqlite3, RedisGit, Github, Gitlub, Bitbucket, GraphQL+REST-API, ActiveJob, SidekiqKafka, RabbitMQDocker, Linux, CI/CD, SOLID</text:span></text:p>
      <text:p text:style-name="P11"><text:span text:style-name="T28"/></text:p>
      <text:h text:style-name="P2" text:outline-level="2">Salebot Pro</text:h>
      <text:h text:style-name="P5" text:outline-level="3"><text:span text:style-name="T2">Февраль</text:span><text:span text:style-name="T1"> 202</text:span><text:span text:style-name="T2">3</text:span><text:span text:style-name="T1"> — </text:span><text:span text:style-name="T2">Февраль</text:span><text:span text:style-name="T1"> 202</text:span><text:span text:style-name="T2">5</text:span><text:span text:style-name="T1">. </text:span><text:span text:style-name="T2">2</text:span><text:span text:style-name="T1"> год</text:span><text:span text:style-name="T2">а</text:span><text:span text:style-name="T1"> 1 мес.</text:span></text:h>
      <text:h text:style-name="P7" text:outline-level="4"><text:span text:style-name="T9">Разработка с</text:span><text:span text:style-name="T10">истем автоматизации бизнеса: </text:span></text:h>
      <text:h text:style-name="P6" text:outline-level="4"><text:span text:style-name="T5">CRM, чат-боты, канбан, конструктор сайтов </text:span><text:span text:style-name="T6">и сопутствующие инструменты</text:span></text:h>
      <text:p text:style-name="P14"><text:span text:style-name="T2"/></text:p>
      <text:p text:style-name="P10">- Добавление массовых переносов сделок по стейтам в CRM. Вынесение части запросов в фоновые задачи через Active job (использовался в проекте), а так же использование sidekiq под фоновые задачи (для себя);<text:line-break/>- Создание бизнес логики в том числе: API эндпоинтов, экшенов, контроллеров, моделей, сервисов, триггеров, rake-задач, а так же сопутствующие миграции, модели, валидации, сиды, модицикация роутинга и работа с CRUD;<text:line-break/>- Отладка и устранение багов как на серверной стороне (Rails), так и на клиенте (JavaScript), работа с большими объёмами кода;<text:line-break/>- Написание онлайн чата через ActionCable с возможностью добавления файлов через ActiveStorage;<text:line-break/>- Реализация авторизации и регистрации без пароля через телеграм-бота;<text:line-break/>- Применение RabbitMQ, Kafka для обмена сообщениями между сервисами приложения;<text:line-break/>- Создание и настройка панели администратора, юзера, реализация функциональных пользовательских интерфейсов;<text:line-break/>- Добавление функционала массового удаления по категориям файлов из хранилища;<text:line-break/>- Использование db NoSQL Redis для хранения сессий и очередей задач;<text:line-break/>- Добавление пагинации в CRM с несколькими видами сортировок;<text:line-break/>- Использование библиотеки rspec и написание тестов;<text:line-break/>- Активное применение инструментов devTools (в т.ч дебаггера);<text:line-break/>- Создание и модификация: helpers, partials and flashes;<text:line-break/>- Реализация бэкэнда фильтров списка клиентов.</text:p>
      <text:h text:style-name="P3" text:outline-level="2">Education, courses:</text:h>
      <text:p text:style-name="P13"><text:span text:style-name="T4">2022г. </text:span><text:span text:style-name="T3">Ruby Rush. Разработчик на языке Ruby. </text:span><text:a xlink:type="simple" xlink:href="https://rubyrush.ru/" text:style-name="Internet_20_link" text:visited-style-name="Visited_20_Internet_20_Link"><text:span text:style-name="Internet_20_link"><text:span text:style-name="T7">https://rubyrush.ru</text:span></text:span></text:a></text:p>
      <text:p text:style-name="P15"><text:span text:style-name="T4">2024г.</text:span><text:span text:style-name="T11"> </text:span><text:span text:style-name="T13">Udemy. </text:span><text:span text:style-name="Internet_20_link"><text:span text:style-name="T17">Полный курс по JavaScript.</text:span></text:span><text:span text:style-name="T12"> Иван Петриченко</text:span></text:p>
      <text:p text:style-name="P15"><text:span text:style-name="Internet_20_link"><text:span text:style-name="T16"/></text:span></text:p>
      <text:h text:style-name="P1" text:outline-level="1"><text:span text:style-name="Internet_20_link"><text:span text:style-name="T18">Telegram:</text:span></text:span><text:span text:style-name="Internet_20_link"><text:span text:style-name="T15"> @</text:span></text:span><text:span text:style-name="Internet_20_link"><text:span text:style-name="T14">Ivan_Ruby_Developer <text:s/></text:span></text:span></text:h>
      <text:h text:style-name="P1" text:outline-level="1"><text:span text:style-name="Internet_20_link"><text:span text:style-name="T18">Email:</text:span></text:span><text:span text:style-name="Internet_20_link"><text:span text:style-name="T19"> </text:span></text:span><text:span text:style-name="Internet_20_link"><text:span text:style-name="T14">ivangaevskiy@mail.ru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Roboto" svg:font-family="Roboto" style:font-pitch="variable"/>
    <style:font-face style:name="hh sans" svg:font-family="'hh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ohit Devanagari1" style:font-family-complex="'Lohit Devanagari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ohit Devanagari1" style:font-family-complex="'Lohit Devanagari'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size-asian="12pt" style:font-weight-asian="bold" style:font-name-complex="Lohit Devanagari1" style:font-family-complex="'Lohit Devanagari'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3:02:02.564519200</meta:creation-date>
    <dc:date>2025-02-20T21:56:00.127079799</dc:date>
    <meta:editing-cycles>10</meta:editing-cycles>
    <meta:editing-duration>PT36M36S</meta:editing-duration>
    <meta:document-statistic meta:table-count="0" meta:image-count="0" meta:object-count="0" meta:page-count="1" meta:paragraph-count="15" meta:word-count="254" meta:character-count="1932" meta:non-whitespace-character-count="1689"/>
    <meta:generator>LibreOffice/7.3.7.2$Linux_X86_64 LibreOffice_project/30$Build-2</meta:generator>
  </office:meta>
</office:document-meta>
</file>